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bold" fo:font-family="'Cambria Math'" style:font-family-asian="'Cambria Math'" style:font-family-complex="'Cambria Math'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style:text-underline-mode="continuous" style:text-underline-type="single" style:text-underline-style="solid" style:text-underline-width="normal" fo:font-family="'Cambria Math'" style:font-family-asian="'Cambria Math'" style:font-family-complex="'Cambria Math'" fo:background-color="transparent" style:use-window-font-color="true"/>
    </style:style>
    <style:style style:name="T17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center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center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center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center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center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15.00%" fo:text-align="center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15.00%" fo:text-align="center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center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15.00%" fo:text-align="center" fo:margin-bottom="10.00pt"/>
    </style:style>
    <style:style style:name="P2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tacão Big-O</text:span></text:p>
      <text:p text:style-name="P1"><text:span text:style-name="T2">A notação big-O é a forma mais conhecida e utilizada de</text:span></text:p>
      <text:p text:style-name="P1"><text:span text:style-name="T2">análise assintótica</text:span></text:p>
      <text:p text:style-name="P1"><text:span text:style-name="T3">○</text:span><text:span text:style-name="T4"><text:s/>Complexidade do nosso algoritmo no pior caso</text:span></text:p>
      <text:p text:style-name="P1"><text:span text:style-name="T5">■</text:span><text:span text:style-name="T6"><text:s/>Seja de tempo ou de espaço</text:span></text:p>
      <text:p text:style-name="P1"><text:span text:style-name="T7">○</text:span><text:span text:style-name="T8"><text:s/>É o caso mais fácil de se identificar</text:span></text:p>
      <text:p text:style-name="P1"><text:span text:style-name="T9">■</text:span><text:span text:style-name="T10"><text:s/>Limite superior sobre o tempo de execução do algoritmo</text:span></text:p>
      <text:p text:style-name="P1"><text:span text:style-name="T11">■</text:span><text:span text:style-name="T12"><text:s/>Para diversos algoritmos o pior caso ocorre com frequência</text:span></text:p>
      <text:p text:style-name="P1"><text:span text:style-name="T12"/></text:p>
      <text:p text:style-name="P2"><text:span text:style-name="T13">Notação big-Omega,<text:s/></text:span><text:span text:style-name="T14">Ω</text:span></text:p>
      <text:p text:style-name="P3"><text:span text:style-name="T15">○</text:span><text:span text:style-name="T16"><text:s/>Descreve o limite assintótico inferior</text:span></text:p>
      <text:p text:style-name="P3"><text:span text:style-name="T17">○</text:span><text:span text:style-name="T18"><text:s/>É utilizada para analisar o melhor caso do algoritmo</text:span></text:p>
      <text:p text:style-name="P3"><text:span text:style-name="T19">○</text:span><text:span text:style-name="T20"><text:s/>A notação<text:s/></text:span><text:span text:style-name="T21">Ω(n2) nos diz que o custo do algoritmo<text:s/></text:span><text:span text:style-name="T22">é, assintoticamente, maior ou igual a n²</text:span></text:p>
      <text:p text:style-name="P3"><text:span text:style-name="T23">■</text:span><text:span text:style-name="T24"><text:s/>Ou seja, o custo do algoritmo original é no mínimo tão</text:span></text:p>
      <text:p text:style-name="P3"><text:span text:style-name="T24">ruim quanto n²</text:span></text:p>
      <text:p text:style-name="P3"><text:span text:style-name="T25">○</text:span><text:span text:style-name="T26"><text:s/>Matematicamente, a notação<text:s/></text:span><text:span text:style-name="T27">Ω<text:s/></text:span><text:span text:style-name="T28">é assim definida</text:span></text:p>
      <text:p text:style-name="P3"><text:span text:style-name="T29">■</text:span><text:span text:style-name="T30"><text:s/>Uma função custo f(n) é<text:s/></text:span><text:span text:style-name="T31">Ω(g(n)) se existem duas</text:span></text:p>
      <text:p text:style-name="P3"><text:span text:style-name="T31">constantes positivas c e m tais que</text:span></text:p>
      <text:p text:style-name="P3"><text:span text:style-name="T32">■</text:span><text:span text:style-name="T33"><text:s/>Para n<text:s/></text:span><text:span text:style-name="T34">≥</text:span><text:span text:style-name="T35"><text:s/>m, temos f(n)<text:s/></text:span><text:span text:style-name="T36">≥</text:span><text:span text:style-name="T37"><text:s/>c.g(n)</text:span></text:p>
      <text:p text:style-name="P3"><text:span text:style-name="T37">Em</text:span><text:span text:style-name="T38"><text:s/></text:span><text:span text:style-name="T39">outras</text:span><text:span text:style-name="T40"><text:s/></text:span><text:span text:style-name="T41">palavras</text:span><text:span text:style-name="T42">,<text:s/></text:span><text:span text:style-name="T43">para</text:span><text:span text:style-name="T44"><text:s/></text:span><text:span text:style-name="T45">todos</text:span><text:span text:style-name="T46"><text:s/></text:span><text:span text:style-name="T47">os</text:span><text:span text:style-name="T48"><text:s/></text:span><text:span text:style-name="T49">valores</text:span><text:span text:style-name="T50"><text:s/></text:span><text:span text:style-name="T51">de</text:span><text:span text:style-name="T52"><text:s/></text:span><text:span text:style-name="T53">n</text:span><text:span text:style-name="T54"><text:s/></text:span><text:span text:style-name="T55">à</text:span><text:span text:style-name="T56"><text:s/></text:span><text:span text:style-name="T57">direita</text:span><text:span text:style-name="T58"><text:s/></text:span><text:span text:style-name="T59">de m</text:span><text:span text:style-name="T60">,<text:s/></text:span><text:span text:style-name="T61">o</text:span><text:span text:style-name="T62"><text:s/></text:span><text:span text:style-name="T63">resultado</text:span><text:span text:style-name="T64"><text:s/></text:span><text:span text:style-name="T65">da</text:span><text:span text:style-name="T66"><text:s/></text:span><text:span text:style-name="T67">função</text:span><text:span text:style-name="T68"><text:s/></text:span><text:span text:style-name="T69">custo</text:span><text:span text:style-name="T70"><text:s/></text:span><text:span text:style-name="T71">f</text:span><text:span text:style-name="T72">(</text:span><text:span text:style-name="T73">n</text:span><text:span text:style-name="T74">)<text:s/></text:span><text:span text:style-name="T75">é</text:span><text:span text:style-name="T76"><text:s/></text:span><text:span text:style-name="T77">sempre</text:span><text:span text:style-name="T78"><text:s/></text:span><text:span text:style-name="T79">maior</text:span><text:span text:style-name="T80"><text:s/></text:span><text:span text:style-name="T81">ou igual</text:span><text:span text:style-name="T82"><text:s/></text:span><text:span text:style-name="T83">ao</text:span><text:span text:style-name="T84"><text:s/></text:span><text:span text:style-name="T85">valor</text:span><text:span text:style-name="T86"><text:s/></text:span><text:span text:style-name="T87">da</text:span><text:span text:style-name="T88"><text:s/></text:span><text:span text:style-name="T89">função</text:span><text:span text:style-name="T90"><text:s/></text:span><text:span text:style-name="T91">usada</text:span><text:span text:style-name="T92"><text:s/></text:span><text:span text:style-name="T93">na</text:span><text:span text:style-name="T94"><text:s/></text:span><text:span text:style-name="T95">notação</text:span><text:span text:style-name="T96"><text:s/></text:span><text:span text:style-name="T97">Ω</text:span><text:span text:style-name="T98">,<text:s/></text:span><text:span text:style-name="T99">g</text:span><text:span text:style-name="T100">(</text:span><text:span text:style-name="T101">n</text:span><text:span text:style-name="T102">),</text:span><text:span text:style-name="T103"><text:s/>multiplicada</text:span><text:span text:style-name="T104"><text:s/></text:span><text:span text:style-name="T105">por</text:span><text:span text:style-name="T106"><text:s/></text:span><text:span text:style-name="T107">uma</text:span><text:span text:style-name="T108"><text:s/></text:span><text:span text:style-name="T109">constante</text:span><text:span text:style-name="T110"><text:s/></text:span><text:span text:style-name="T111">c</text:span></text:p>
      <text:p text:style-name="P4"><text:span text:style-name="T111">f</text:span><text:span text:style-name="T112">(</text:span><text:span text:style-name="T113">n</text:span><text:span text:style-name="T114">) =<text:s/></text:span><text:span text:style-name="T115">3n²<text:s/></text:span><text:span text:style-name="T116">+<text:s/></text:span><text:span text:style-name="T117">n</text:span><text:span text:style-name="T118"><text:s/></text:span><text:span text:style-name="T119">é</text:span><text:span text:style-name="T120"><text:s/></text:span><text:span text:style-name="T121">Ω</text:span><text:span text:style-name="T122">(</text:span><text:span text:style-name="T123">n</text:span><text:span text:style-name="T124">)</text:span><text:span text:style-name="T125"/></text:p>
      <text:p text:style-name="P5"><text:span text:style-name="T126">○ Temos que encontrar constantes c e m tais que:</text:span></text:p>
      <text:p text:style-name="P5"><text:span text:style-name="T126">○ 3n</text:span><text:span text:style-name="T127">²</text:span><text:span text:style-name="T128">+ n ≥ cn</text:span></text:p>
      <text:p text:style-name="P5"><text:span text:style-name="T128">○ Dividindo por n</text:span><text:span text:style-name="T129">²</text:span><text:span text:style-name="T130">, temos:</text:span></text:p>
      <text:p text:style-name="P5"><text:span text:style-name="T130">○ 3 + 1/n ≥ c/n</text:span></text:p>
      <text:p text:style-name="P5"><text:span text:style-name="T130">○ Considerando c=4 e n&gt;0, temos que f(n) = 3n</text:span><text:span text:style-name="T131">²</text:span><text:span text:style-name="T132">+ n<text:s/></text:span><text:span text:style-name="T133">é Ω(n)</text:span></text:p>
      <text:p text:style-name="P5"><text:span text:style-name="T133"/></text:p>
      <text:p text:style-name="P6"><text:span text:style-name="T134">Notação big-O, O</text:span></text:p>
      <text:p text:style-name="P7"><text:span text:style-name="T135">○ Descreve o limite assintótico superior</text:span></text:p>
      <text:p text:style-name="P7"><text:span text:style-name="T135">○ É utilizada para analisar o pior caso do algoritmo</text:span></text:p>
      <text:p text:style-name="P7"><text:span text:style-name="T135">○ A notação O(n²) nos diz que o custo do algoritmo é, assintoticamente, menor ou igual a n²</text:span></text:p>
      <text:p text:style-name="P7"><text:span text:style-name="T135">■ Ou seja, o custo do algoritmo original é no máximo tão ruim quanto n²</text:span></text:p>
      <text:p text:style-name="P7"><text:span text:style-name="T135">○ Matematicamente, a notação O é assim definida</text:span></text:p>
      <text:p text:style-name="P7"><text:span text:style-name="T135">■ Uma função custo f(n) é O(g(n)) se existem duas constantes positivas c e m tais que</text:span></text:p>
      <text:p text:style-name="P7"><text:span text:style-name="T135">■ Para n ≥ m, temos f(n) ≤ c.g(n)</text:span></text:p>
      <text:p text:style-name="P7"><text:span text:style-name="T135">○ Em outras palavras, para todos os valores de n à direita de m, o resultado da função custo f(n) é sempre menor ou igual ao valor da função usada na notação O, g(n), multiplicada por uma constante c.</text:span></text:p>
      <text:p text:style-name="P8"><text:span text:style-name="T135">f(n) = 2n² + 10 é O(n³)</text:span></text:p>
      <text:p text:style-name="P9"><text:span text:style-name="T135">○ Temos que encontrar constantes c e m tais que:</text:span></text:p>
      <text:p text:style-name="P9"><text:span text:style-name="T135">○ 2n² + 10 ≤ cn³</text:span></text:p>
      <text:p text:style-name="P9"><text:span text:style-name="T135">○ Dividindo por n³, temos:</text:span></text:p>
      <text:p text:style-name="P9"><text:span text:style-name="T135">○ 2/n + 10/n³ ≤ c</text:span></text:p>
      <text:p text:style-name="P9"><text:span text:style-name="T135">○ Considerando c=1 e n≥4, temos que f(n) = 2n²+ 10 é O(n³)</text:span></text:p>
      <text:p text:style-name="P9"><text:span text:style-name="T135">■ Dá para melhorar essa análise!</text:span></text:p>
      <text:p text:style-name="P10"><text:span text:style-name="T135">f(n) = 4n + 7 é O(n)</text:span></text:p>
      <text:p text:style-name="P11"><text:span text:style-name="T135"/></text:p>
      <text:p text:style-name="P11"><text:span text:style-name="T135">○ Temos que encontrar constantes c e m tais que:</text:span></text:p>
      <text:p text:style-name="P11"><text:span text:style-name="T135">○ 4n + 7 ≤ cn</text:span></text:p>
      <text:p text:style-name="P11"><text:span text:style-name="T135">○ Dividindo por n, temos:</text:span></text:p>
      <text:p text:style-name="P11"><text:span text:style-name="T135">○ 4 + 7/n ≤ c</text:span></text:p>
      <text:p text:style-name="P11"><text:span text:style-name="T135">○ Considerando c=8 e n&gt;1, temos que f(n) = 4n + 7 é O(n)</text:span><text:span text:style-name="T136"/></text:p>
      <text:p text:style-name="P12"><text:span text:style-name="T137">f(n) = n² não é O(n)</text:span></text:p>
      <text:p text:style-name="P13"><text:span text:style-name="T138">○</text:span><text:span text:style-name="T139"><text:s/>Temos que encontrar constantes c e m tais que:</text:span></text:p>
      <text:p text:style-name="P13"><text:span text:style-name="T140">○</text:span><text:span text:style-name="T141"><text:s/>n²<text:s/></text:span><text:span text:style-name="T142">≤ cn</text:span></text:p>
      <text:p text:style-name="P13"><text:span text:style-name="T143">○</text:span><text:span text:style-name="T144"><text:s/>Dividindo por n, temos:</text:span></text:p>
      <text:p text:style-name="P13"><text:span text:style-name="T145">○</text:span><text:span text:style-name="T146"><text:s/>n<text:s/></text:span><text:span text:style-name="T147">≤ c</text:span></text:p>
      <text:p text:style-name="P13"><text:span text:style-name="T148">○</text:span><text:span text:style-name="T149"><text:s/>A desigualdade é inválida!</text:span></text:p>
      <text:p text:style-name="P13"><text:span text:style-name="T150">■</text:span><text:span text:style-name="T151"><text:s/>O valor de n está limitado pela constante c</text:span></text:p>
      <text:p text:style-name="P13"><text:span text:style-name="T152">■</text:span><text:span text:style-name="T153"><text:s/>A análise assintótica não é possível (entrada tendendo ao infinito)</text:span></text:p>
      <text:p text:style-name="P13"><text:span text:style-name="T154">➔</text:span><text:span text:style-name="T155"><text:s/></text:span><text:span text:style-name="T156">Notação</text:span><text:span text:style-name="T157"><text:s/></text:span><text:span text:style-name="T158">big</text:span><text:span text:style-name="T159">-</text:span><text:span text:style-name="T160">O</text:span><text:span text:style-name="T161">,<text:s/></text:span><text:span text:style-name="T162">O</text:span></text:p>
      <text:p text:style-name="P13"><text:span text:style-name="T163">○ Essa nota</text:span><text:span text:style-name="T164">ção possui algumas operações</text:span></text:p>
      <text:p text:style-name="P13"><text:span text:style-name="T164">○ A mais importante é a regra da soma</text:span></text:p>
      <text:p text:style-name="P13"><text:span text:style-name="T164">■ Permite a análise da complexidade de diferentes algoritmos em sequência</text:span></text:p>
      <text:p text:style-name="P13"><text:span text:style-name="T164">○ Definição</text:span></text:p>
      <text:p text:style-name="P13"><text:span text:style-name="T164">■ Se dois algoritmos são executados em sequência, a complexidade será dada pela complexidade do maior deles</text:span></text:p>
      <text:p text:style-name="P13"><text:span text:style-name="T164">■ O(f(n)) + O(g(n)) = O(max(f(n),g(n)))</text:span></text:p>
      <text:p text:style-name="P13"><text:span text:style-name="T165">➔</text:span><text:span text:style-name="T166"><text:s/>Notação big-O, O</text:span></text:p>
      <text:p text:style-name="P13"><text:span text:style-name="T166">○ Exemplo da regra da soma. Se temos</text:span></text:p>
      <text:p text:style-name="P13"><text:span text:style-name="T166">■ Dois algoritmos cujos tempos de execução são O(n) e O(n²), a execução deles em sequência será O(max(n,n2)) qe é O(n²)</text:span></text:p>
      <text:p text:style-name="P13"><text:span text:style-name="T166">■ Dois algoritmos cujos tempos de execução são O(n) e</text:span></text:p>
      <text:p text:style-name="P13"><text:span text:style-name="T166">O(n log n), a execução deles em sequência será</text:span></text:p>
      <text:p text:style-name="P13"><text:span text:style-name="T166">O(max(n,n log n)) que é O(n log n)</text:span></text:p>
      <text:p text:style-name="P13"><text:span text:style-name="T166"/></text:p>
      <text:p text:style-name="P14"><text:span text:style-name="T167">Notação big-Theta, Θ</text:span></text:p>
      <text:p text:style-name="P15"><text:span text:style-name="T168">○ Descreve o limite assintótico firme</text:span></text:p>
      <text:p text:style-name="P15"><text:span text:style-name="T168">○ É utilizada para analisar o limite inferior e superior do algoritmo</text:span></text:p>
      <text:p text:style-name="P15"><text:span text:style-name="T168">○ A notação Θ(n²) nos diz que o custo do algoritmo é assintoticamente, igual a n²</text:span></text:p>
      <text:p text:style-name="P15"><text:span text:style-name="T168">■ Ou seja, o custo do algoritmo original é n² dentro de um fator constante acima e abaixo</text:span></text:p>
      <text:p text:style-name="P15"><text:span text:style-name="T168">○ Matematicamente, a notação Θ é assim definida</text:span></text:p>
      <text:p text:style-name="P15"><text:span text:style-name="T168">■ Uma função custo f(n) é Θ(g(n)) se existem três constantes positivas c1, c2 e m tais que</text:span></text:p>
      <text:p text:style-name="P15"><text:span text:style-name="T168">■ Para n ≥ m, temos c1.g(n) ≤ f(n) ≤ c2.g(n)</text:span></text:p>
      <text:p text:style-name="P15"><text:span text:style-name="T168">■ Confuso?</text:span></text:p>
      <text:p text:style-name="P15"><text:span text:style-name="T168">○ Em outras palavras, para todos os valores de n à direita de m, o resultado da função custo f(n) é sempre igual ao valor da função usada na notação Θ, g(n), quando está é multiplicada por constantes c1 e c2</text:span></text:p>
      <text:p text:style-name="P15"><text:span text:style-name="T168">Exemplo: mostrar que a função custo</text:span></text:p>
      <text:p text:style-name="P16"><text:span text:style-name="T168">f(n) = 1/2 n²-3n é Θ(n²)</text:span></text:p>
      <text:p text:style-name="P17"><text:span text:style-name="T168">○ Temos que encontrar constantes c1 e c2 e m tais que:</text:span></text:p>
      <text:p text:style-name="P17"><text:span text:style-name="T168">○ c1n²≤ 1/2 n² - 3n ≤ c2n²</text:span></text:p>
      <text:p text:style-name="P17"><text:span text:style-name="T168">○ Dividindo por n², temos</text:span></text:p>
      <text:p text:style-name="P17"><text:span text:style-name="T168">○ c1≤ 1/2 - 3/n ≤ c2</text:span></text:p>
      <text:p text:style-name="P17"><text:span text:style-name="T168">○ A desigualdade do lado direito é válida para n ≥ 1 escolhendo c2 ≥ 1/2</text:span></text:p>
      <text:p text:style-name="P17"><text:span text:style-name="T168">○ A desigualdade do lado esquerdo é válida para n ≥ 7 escolhendo c1 ≥ 1/14</text:span></text:p>
      <text:p text:style-name="P17"><text:span text:style-name="T168">○ Assim, para c1 ≥ 1/14, c2 ≥ 1⁄2 e n ≥ 7, f(n) = 1/2 n²- 3n é Θ(n²)</text:span></text:p>
      <text:p text:style-name="P18"><text:span text:style-name="T168">f(n) = 6n³ não é Θ(n²)</text:span></text:p>
      <text:p text:style-name="P19"><text:span text:style-name="T168">○ Temos que encontrar constantes c1 e c2 e m tais que:</text:span></text:p>
      <text:p text:style-name="P19"><text:span text:style-name="T168">○ c1n² ≤ 6n³ ≤ c2n²</text:span></text:p>
      <text:p text:style-name="P19"><text:span text:style-name="T168">○ Dividindo por n², temos</text:span></text:p>
      <text:p text:style-name="P19"><text:span text:style-name="T168">○ c1≤ 6n ≤ c2</text:span></text:p>
      <text:p text:style-name="P19"><text:span text:style-name="T168">○ c1n² ≤ 6n³ ≤ c2n²</text:span></text:p>
      <text:p text:style-name="P19"><text:span text:style-name="T168">○ A desigualdade do lado direito é inválida!</text:span></text:p>
      <text:p text:style-name="P19"><text:span text:style-name="T168">○ n ≤ c2/6</text:span></text:p>
      <text:p text:style-name="P19"><text:span text:style-name="T168">○ O valor de n está limitado pela constante c2</text:span></text:p>
      <text:p text:style-name="P19"><text:span text:style-name="T168">○ A análise assintótica não é possível (entrada tendendo ao infinito)</text:span></text:p>
      <text:p text:style-name="P19"><text:span text:style-name="T168"/></text:p>
      <text:p text:style-name="P19"><text:span text:style-name="T168"/></text:p>
      <text:p text:style-name="P20"><text:span text:style-name="T169">Notação little-o, o, e little-omega, ω</text:span><text:span text:style-name="T170"/></text:p>
      <text:p text:style-name="P21"><text:span text:style-name="T170">○ Parecidas com as notações big-O e big-Omega</text:span></text:p>
      <text:p text:style-name="P21"><text:span text:style-name="T170">○ As notações big-O e big-Omega possuem uma relação de menor ou igual e maior ou igual</text:span></text:p>
      <text:p text:style-name="P21"><text:span text:style-name="T170">○ As notações little-o e little-omega possuem uma relação de menor e maior</text:span></text:p>
      <text:p text:style-name="P21"><text:span text:style-name="T170">○ Ou seja, essas notações não representam limites próximos da função</text:span></text:p>
      <text:p text:style-name="P21"><text:span text:style-name="T170">○ Elas representam limites estritamente</text:span></text:p>
      <text:p text:style-name="P21"><text:span text:style-name="T170">○ superiores: sempre maior</text:span></text:p>
      <text:p text:style-name="P21"><text:span text:style-name="T170">○ inferiores: sempre menor</text:span></text:p>
      <text:p text:style-name="P21"><text:span text:style-name="T170"/></text:p>
      <text:p text:style-name="P21"><text:span text:style-name="T171">CLASSE DE PROBLEMAS</text:span></text:p>
      <text:p text:style-name="P21"><text:span text:style-name="T172">➔</text:span><text:span text:style-name="T173"><text:s/>A seguir, são apresentadas algumas classes de complexidade de problemas</text:span></text:p>
      <text:p text:style-name="P21"><text:span text:style-name="T173">comumente usadas</text:span></text:p>
      <text:p text:style-name="P21"><text:span text:style-name="T173">○ O(1): ordem constante</text:span></text:p>
      <text:p text:style-name="P21"><text:span text:style-name="T173">■ As instruções são executadas um número fixo de vezes. Não depende do tamanho dos dados de entrada</text:span></text:p>
      <text:p text:style-name="P21"><text:span text:style-name="T173">○ O(log n): ordem logarítmica</text:span></text:p>
      <text:p text:style-name="P21"><text:span text:style-name="T173">■ Típica de algoritmos que resolvem um problema transformando-o</text:span></text:p>
      <text:p text:style-name="P21"><text:span text:style-name="T173">em problemas menores</text:span></text:p>
      <text:p text:style-name="P21"><text:span text:style-name="T173">○ O(n): ordem linear</text:span></text:p>
      <text:p text:style-name="P21"><text:span text:style-name="T173">■ Em geral, uma certa quantidade de operações é realizada sobre cada um dos elementos de entrada</text:span></text:p>
      <text:p text:style-name="P21"><text:span text:style-name="T173"/></text:p>
      <text:p text:style-name="P21"><text:span text:style-name="T173">O(1) &lt; O(log n ) &lt; O(n) &lt; O(n log n ) &lt; O(n²) &lt; O(n³) &lt; O(2n) &lt; O(n!)</text:span></text:p>
      <text:p text:style-name="P21"><text:span text:style-name="T173"/></text:p>
      <text:p text:style-name="P21"><text:span text:style-name="T173">○ O(n log n ): ordem log linear</text:span></text:p>
      <text:p text:style-name="P21"><text:span text:style-name="T173">■ Típica de algoritmos que trabalham com particionamento dos dados. Esses algoritmos resolvem um problema transformando-o em problemas menores, que são resolvidos de forma independente e depois unidos</text:span></text:p>
      <text:p text:style-name="P21"><text:span text:style-name="T173">○ O(n²): ordem quadrática</text:span></text:p>
      <text:p text:style-name="P21"><text:span text:style-name="T173">■ Normalmente ocorre quando os dados são processados aos pares. Uma característica deste tipo de algoritmos é a presença de um aninhamento de dois comandos de repetição</text:span></text:p>
      <text:p text:style-name="P21"><text:span text:style-name="T173"/></text:p>
      <text:p text:style-name="P21"><text:span text:style-name="T173">O(1) &lt; O(log n ) &lt; O(n) &lt; O(n log n ) &lt; O(n²) &lt; O(n³) &lt; O(2n) &lt; O(n!)</text:span></text:p>
      <text:p text:style-name="P21"><text:span text:style-name="T173"/></text:p>
      <text:p text:style-name="P21"><text:span text:style-name="T173">○ O(n³): ordem cúbica</text:span></text:p>
      <text:p text:style-name="P21"><text:span text:style-name="T173">■ É caracterizado pela presença de três estruturas de repetição aninhadas</text:span></text:p>
      <text:p text:style-name="P21"><text:span text:style-name="T173">○ O(2n): ordem exponencial</text:span></text:p>
      <text:p text:style-name="P21"><text:span text:style-name="T173">■ Geralmente ocorre quando se usa uma solução de força bruta. Não são úteis do ponto de vista prático</text:span></text:p>
      <text:p text:style-name="P21"><text:span text:style-name="T173">○ O(n!): ordem fatorial</text:span></text:p>
      <text:p text:style-name="P21"><text:span text:style-name="T173">■ Geralmente ocorre quando se usa uma solução de força bruta. Não são úteis do ponto de vista prático. Possui um comportamento muito pior que o exponencial</text:span></text:p>
      <text:p text:style-name="P21"><text:span text:style-name="T173"/></text:p>
      <text:p text:style-name="P21"><text:span text:style-name="T173">O(1) &lt; O(log n ) &lt; O(n) &lt; O(n log n ) &lt; O(n²) &lt; O(n³) &lt; O(2n) &lt; O(n!)</text:span></text:p>
      <text:p text:style-name="P21"><text:span text:style-name="T173"/></text:p>
      <text:p text:style-name="P21"><text:span text:style-name="T173">Cuidado</text:span></text:p>
      <text:p text:style-name="P21"><text:span text:style-name="T173">○ Na análise assintótica as constantes de multiplicação são consideradas</text:span></text:p>
      <text:p text:style-name="P21"><text:span text:style-name="T173">irrelevantes e descartadas</text:span></text:p>
      <text:p text:style-name="P21"><text:span text:style-name="T173">■ Porém, elas podem ser relevantes na prática, principalmente se o tamanho da entrada é pequeno</text:span></text:p>
      <text:p text:style-name="P21"><text:span text:style-name="T173">○ Exemplo: qual função tem menor custo?</text:span></text:p>
      <text:p text:style-name="P21"><text:span text:style-name="T173">■ f(n) = 10100 * n</text:span></text:p>
      <text:p text:style-name="P21"><text:span text:style-name="T173">■ g(n) = 10n log n</text:span></text:p>
      <text:p text:style-name="P21"><text:span text:style-name="T174">○</text:span><text:span text:style-name="T175"><text:s/>Análise assintótica: o primeiro é mais eficiente</text:span></text:p>
      <text:p text:style-name="P21"><text:span text:style-name="T176">■</text:span><text:span text:style-name="T177"><text:s/>f(n) = 10100 * n tem complexidade O(n)</text:span></text:p>
      <text:p text:style-name="P21"><text:span text:style-name="T178">■</text:span><text:span text:style-name="T179"><text:s/>g(n) = 10n log n tem complexidade O(n log n)</text:span></text:p>
      <text:p text:style-name="P21"><text:span text:style-name="T180">○</text:span><text:span text:style-name="T181"><text:s/>No entanto, 10100 é um número muito grande</text:span></text:p>
      <text:p text:style-name="P21"><text:span text:style-name="T182">■</text:span><text:span text:style-name="T183"><text:s/>Neste caso, 10n log n &gt; 10100 * n apenas para</text:span></text:p>
      <text:p text:style-name="P22"><text:span text:style-name="T183">n &gt; 2^10^99</text:span></text:p>
      <text:p text:style-name="P23"><text:span text:style-name="T184">■</text:span><text:span text:style-name="T185"><text:s/>Para qualquer valor menor de n o algoritmo de complexidade O(n log n) será melhor</text:span><text:span text:style-name="T1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